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535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3.3665in"/>
    </style:style>
    <style:style style:name="co10" style:family="table-column">
      <style:table-column-properties fo:break-before="auto" style:column-width="2.6146in"/>
    </style:style>
    <style:style style:name="co11" style:family="table-column">
      <style:table-column-properties fo:break-before="auto" style:column-width="1.2016in"/>
    </style:style>
    <style:style style:name="co12" style:family="table-column">
      <style:table-column-properties fo:break-before="auto" style:column-width="1.6638in"/>
    </style:style>
    <style:style style:name="co13" style:family="table-column">
      <style:table-column-properties fo:break-before="auto" style:column-width="3.4516in"/>
    </style:style>
    <style:style style:name="co14" style:family="table-column">
      <style:table-column-properties fo:break-before="auto" style:column-width="2.2874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29in" fo:break-before="auto" style:use-optimal-row-height="true"/>
    </style:style>
    <style:style style:name="ro4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1898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Helvetic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style:font-name="Helvetica" fo:font-size="11pt" style:font-size-asian="11pt" style:font-size-complex="11pt"/>
    </style:style>
    <style:style style:name="ce4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normal" style:font-name-complex="Ari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0.5pt" fo:language="en" fo:country="US" style:font-name-asian="Arial" style:font-size-asian="10.5pt" style:language-asian="en" style:country-asian="US" style:font-name-complex="Arial" style:font-size-complex="5.94999980926514pt" style:language-complex="en" style:country-complex="US"/>
    </style:style>
  </office:automatic-styles>
  <office:body>
    <office:spreadsheet>
      <table:table table:name="roles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erAd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hibi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kOwne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rator</text:p>
          </table:table-cell>
        </table:table-row>
      </table:table>
      <table:table table:name="users_roles" table:style-name="ta1" table:print="false">
        <table:table-column table:style-name="co1" table:number-columns-repeated="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le_id</text:p>
          </table:table-cell>
          <table:table-cell office:value-type="string" calcext:value-type="string">
            <text:p>user_id</text:p>
          </table:table-cell>
        </table:table-row>
        <table:table-row table:style-name="ro1">
          <table:table-cell table:number-columns-repeated="3" table:style-name="Default" office:value-type="float" office:value="1" calcext:value-type="float">
            <text:p>1</text:p>
          </table:table-cell>
        </table:table-row>
      </table:table>
      <table:table table:name="sponsor_level_types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onsor_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onze</text:p>
          </table:table-cell>
        </table:table-row>
      </table:table>
      <table:table table:name="speaker_types" table:style-name="ta1" table:print="false"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eaker_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 Presen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sen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ordina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truct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rat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pic Coordinat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ymposium Organizer</text:p>
          </table:table-cell>
        </table:table-row>
      </table:table>
      <table:table table:name="location_mapping_types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oth</text:p>
          </table:table-cell>
        </table:table-row>
      </table:table>
      <table:table table:name="map_types" table:style-name="ta1" table:print="false"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p_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ssion Ma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hibitor Ma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</table:table-row>
      </table:table>
      <table:table table:name="record_types" table:style-name="ta1" table:print="false"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cord_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+gfx+aud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fx+aud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 set</text:p>
          </table:table-cell>
        </table:table-row>
      </table:table>
      <table:table table:name="link_types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ink_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k Typ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k Type 2</text:p>
          </table:table-cell>
        </table:table-row>
      </table:table>
      <table:table table:name="event_file_types" table:style-name="ta1" table:print="false"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aker_phot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nt_log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hibitor_log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hanced_listing_ima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ssion_link_fi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readsheet_fi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me_button_ic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me_button_entry_ic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eaker_pd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peaker_c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eaker_f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ssion_fi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om_layo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aker_pdf_uplo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ent_message_imag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xhibitor_message_ima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peaker_pdf_no_sig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blet_banner_a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one_banner_a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me_button_entry_image</text:p>
          </table:table-cell>
        </table:table-row>
      </table:table>
      <table:table table:name="tag_types" table:style-name="ta1" table:print="false"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ss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hibit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ssion-audience</text:p>
          </table:table-cell>
        </table:table-row>
      </table:table>
      <table:table table:name="session_file_types" table:style-name="ta1" table:print="false"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erence no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werpoint</text:p>
          </table:table-cell>
        </table:table-row>
      </table:table>
      <table:table table:name="av_list_items" table:style-name="ta1" table:print="false">
        <table:table-column table:style-name="co1" table:default-cell-style-name="ce3"/>
        <table:table-column table:style-name="co9" table:default-cell-style-name="ce3"/>
        <table:table-column table:style-name="co1" table:number-columns-repeated="1022" table:default-cell-style-name="ce3"/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crophones – Wireless Microphone (Lavalier)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crophones – Wireless Microphone (Handheld)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iscellaneous – Internet Connection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iscellaneous – Flip Chart with Pens</text:p>
          </table:table-cell>
          <table:table-cell table:number-columns-repeated="102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iscellaneous – Speaker laptop will be used</text:p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rojectors/Screens – Additional Screen</text:p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rojectors/Screens – Overhead Projector</text:p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Miscellaneous – Other. <text:s/>See Notes</text:p>
          </table:table-cell>
          <table:table-cell table:number-columns-repeated="102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Laptop Selection</text:p>
          </table:table-cell>
          <table:table-cell table:number-columns-repeated="1022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gram_types" table:style-name="ta1" table:print="false">
        <table:table-column table:style-name="co1" table:default-cell-style-name="Default"/>
        <table:table-column table:style-name="co10" table:default-cell-style-name="Default"/>
        <table:table-row table:style-name="ro4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tu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ustry Lun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mposiu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ustry Breakfa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orksho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cial Present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nch &amp; Lear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nds-on Lab</text:p>
          </table:table-cell>
        </table:table-row>
      </table:table>
      <table:table table:name="room_layout_configurations" table:style-name="ta1" table:print="false">
        <table:table-column table:style-name="co1" table:number-columns-repeated="2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ssro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 Round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hibi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llow Squa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at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-Shape</text:p>
          </table:table-cell>
        </table:table-row>
      </table:table>
      <table:table table:name="speaker_file_types" table:style-name="ta1" table:print="false">
        <table:table-column table:style-name="co1" table:default-cell-style-name="ce5"/>
        <table:table-column table:style-name="co11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gned document</text:p>
          </table:table-cell>
        </table:table-row>
      </table:table>
      <table:table table:name="exhibitor_file_types" table:style-name="ta1" table:print="false">
        <table:table-column table:style-name="co1" table:number-columns-repeated="2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essage_image</text:p>
          </table:table-cell>
        </table:table-row>
      </table:table>
      <table:table table:name="message_types" table:style-name="ta1" table:print="false"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_speake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_exhibito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_speakers_and_exhibitor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_speakers_with_incomplete_profiles</text:p>
          </table:table-cell>
        </table:table-row>
      </table:table>
      <table:table table:name="tab_types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fault_name</text:p>
          </table:table-cell>
          <table:table-cell office:value-type="string" calcext:value-type="string">
            <text:p>controller_action</text:p>
          </table:table-cell>
          <table:table-cell table:style-name="Default" office:value-type="string" calcext:value-type="string">
            <text:p>por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list</text:p>
          </table:table-cell>
          <table:table-cell table:style-name="Default" office:value-type="string" calcext:value-type="string">
            <text:p>speaker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ontact Details</text:p>
          </table:table-cell>
          <table:table-cell office:value-type="string" calcext:value-type="string">
            <text:p>show_contactinfo</text:p>
          </table:table-cell>
          <table:table-cell office:value-type="string" calcext:value-type="string">
            <text:p>speaker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Travel &amp; Lodging</text:p>
          </table:table-cell>
          <table:table-cell office:value-type="string" calcext:value-type="string">
            <text:p>show_travel_detail</text:p>
          </table:table-cell>
          <table:table-cell office:value-type="string" calcext:value-type="string">
            <text:p>speaker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Sessions</text:p>
          </table:table-cell>
          <table:table-cell office:value-type="string" calcext:value-type="string">
            <text:p>sessions</text:p>
          </table:table-cell>
          <table:table-cell office:value-type="string" calcext:value-type="string">
            <text:p>speaker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ayment Details</text:p>
          </table:table-cell>
          <table:table-cell office:value-type="string" calcext:value-type="string">
            <text:p>show_payment_detail</text:p>
          </table:table-cell>
          <table:table-cell office:value-type="string" calcext:value-type="string">
            <text:p>speaker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speaker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DF Downloads</text:p>
          </table:table-cell>
          <table:table-cell office:value-type="string" calcext:value-type="string">
            <text:p>download_pdf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landing</text:p>
          </table:table-cell>
          <table:table-cell table:style-name="Default" office:value-type="string" calcext:value-type="string">
            <text:p>exhibitor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Exhibitor Details</text:p>
          </table:table-cell>
          <table:table-cell office:value-type="string" calcext:value-type="string">
            <text:p>show_exhibitordetails</text:p>
          </table:table-cell>
          <table:table-cell office:value-type="string" calcext:value-type="string">
            <text:p>exhibitor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Conference Messages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exhibit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hibitor Page Content</text:p>
          </table:table-cell>
          <table:table-cell office:value-type="string" calcext:value-type="string">
            <text:p>show_message</text:p>
          </table:table-cell>
          <table:table-cell table:style-name="Default" office:value-type="string" calcext:value-type="string">
            <text:p>exhibit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landing</text:p>
          </table:table-cell>
          <table:table-cell table:style-name="Default" office:value-type="string" calcext:value-type="string">
            <text:p>trackowner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Sessions</text:p>
          </table:table-cell>
          <table:table-cell office:value-type="string" calcext:value-type="string">
            <text:p>sessions</text:p>
          </table:table-cell>
          <table:table-cell table:style-name="ce7" office:value-type="string" calcext:value-type="string">
            <text:p>trackowner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peakers</text:p>
          </table:table-cell>
          <table:table-cell office:value-type="string" calcext:value-type="string">
            <text:p>speakers</text:p>
          </table:table-cell>
          <table:table-cell table:style-name="ce7" office:value-type="string" calcext:value-type="string">
            <text:p>trackowner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Session Notes</text:p>
          </table:table-cell>
          <table:table-cell office:value-type="string" calcext:value-type="string">
            <text:p>session_files</text:p>
          </table:table-cell>
          <table:table-cell table:style-name="ce7" office:value-type="string" calcext:value-type="string">
            <text:p>trackowner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FAQ</text:p>
          </table:table-cell>
          <table:table-cell office:value-type="string" calcext:value-type="string">
            <text:p>faq</text:p>
          </table:table-cell>
          <table:table-cell table:style-name="Default" office:value-type="string" calcext:value-type="string">
            <text:p>speaker</text:p>
          </table:table-cell>
        </table:table-row>
      </table:table>
      <table:table table:name="mobile_web_setting_types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kground_imag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xt_hilite_colo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k_colo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sited_link_colo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_analytics_web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_analytics_ap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gin_mode</text:p>
          </table:table-cell>
          <table:table-cell office:value-type="string" calcext:value-type="string">
            <text:p>simp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nner_a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ssion_cod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mple_schedul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lendar_butto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end_butto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eedbac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ssion_button_day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ssion_button_days_name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ssion_button_track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ssion_button_tracks_name</text:p>
          </table:table-cell>
          <table:table-cell office:value-type="string" calcext:value-type="string">
            <text:p>Track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ssion_button_speaker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ssion_button_speakers_name</text:p>
          </table:table-cell>
          <table:table-cell office:value-type="string" calcext:value-type="string">
            <text:p>Speaker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ssion_button_sponsor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ssion_button_sponsors_name</text:p>
          </table:table-cell>
          <table:table-cell office:value-type="string" calcext:value-type="string">
            <text:p>Sponsor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ssion_button_typ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ssion_button_type_name</text:p>
          </table:table-cell>
          <table:table-cell office:value-type="string" calcext:value-type="string">
            <text:p>Program Typ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ssion_button_audienc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ssion_button_audience_name</text:p>
          </table:table-cell>
          <table:table-cell office:value-type="string" calcext:value-type="string">
            <text:p>Audien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xhibitor_button_directory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xhibitor_button_directory_name</text:p>
          </table:table-cell>
          <table:table-cell office:value-type="string" calcext:value-type="string">
            <text:p>Director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xhibitor_button_category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xhibitor_button_category_nam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ttendee_button_director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ttendee_button_directory_name</text:p>
          </table:table-cell>
          <table:table-cell office:value-type="string" calcext:value-type="string">
            <text:p>Director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ttendee_button_category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ttendee_button_category_name</text:p>
          </table:table-cell>
          <table:table-cell office:value-type="string" calcext:value-type="string">
            <text:p>Interests</text:p>
          </table:table-cell>
        </table:table-row>
      </table:table>
      <table:table table:name="requirement_types" table:style-name="ta1" table:print="false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irement_f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ography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oto_event_file_id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ork_phone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bile_phone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inancial_disclosure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v_event_file_id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d_tax_id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d_pay_to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d_street_address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d_city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d_state</text:p>
          </table:table-cell>
          <table:table-cell office:value-type="string" calcext:value-type="string">
            <text:p>speak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d_zip</text:p>
          </table:table-cell>
          <table:table-cell office:value-type="string" calcext:value-type="string">
            <text:p>speaker</text:p>
          </table:table-cell>
        </table:table-row>
      </table:table>
      <table:table table:name="booth_size_types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ig squa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ertical half of squar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mall squa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date-style style:name="N132">
      <number:year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2:29:10.3647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4T14:44:52</meta:creation-date>
    <dc:date>2015-03-19T12:29:55.987005000</dc:date>
    <meta:editing-duration>P2DT3H39M38S</meta:editing-duration>
    <meta:editing-cycles>133</meta:editing-cycles>
    <meta:generator>LibreOffice/4.3.4.1$MacOSX_X86_64 LibreOffice_project/bc356b2f991740509f321d70e4512a6a54c5f243</meta:generator>
    <meta:document-statistic meta:table-count="21" meta:cell-count="424" meta:object-count="0"/>
    <meta:user-defined meta:name=""/>
  </office:meta>
</office:document-meta>
</file>